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5" table:default-cell-style-name="ce3"/>
        <table:table-column table:style-name="co3" table:default-cell-style-name="Default"/>
        <table:table-column table:style-name="co3" table:number-columns-repeated="6" table:default-cell-style-name="ce3"/>
        <table:table-column table:style-name="co3" table:default-cell-style-name="Default"/>
        <table:table-column table:style-name="co3" table:default-cell-style-name="ce7"/>
        <table:table-column table:style-name="co3" table:number-columns-repeated="2" table:default-cell-style-name="Default"/>
        <table:table-column table:style-name="co3" table:number-columns-repeated="10" table:default-cell-style-name="ce3"/>
        <table:table-column table:style-name="co3" table:default-cell-style-name="ce7"/>
        <table:table-column table:style-name="co3" table:number-columns-repeated="2" table:default-cell-style-name="ce3"/>
        <table:table-column table:style-name="co3" table:default-cell-style-name="Default"/>
        <table:table-column table:style-name="co3" table:number-columns-repeated="5" table:default-cell-style-name="ce3"/>
        <table:table-column table:style-name="co3" table:default-cell-style-name="ce7"/>
        <table:table-column table:style-name="co3" table:number-columns-repeated="4" table:default-cell-style-name="ce3"/>
        <table:table-column table:style-name="co3" table:number-columns-repeated="2" table:default-cell-style-name="ce7"/>
        <table:table-column table:style-name="co3" table:number-columns-repeated="2" table:default-cell-style-name="ce3"/>
        <table:table-column table:style-name="co5" table:default-cell-style-name="Default"/>
        <table:table-column table:style-name="co3" table:default-cell-style-name="ce12"/>
        <table:table-column table:style-name="co3" table:number-columns-repeated="977" table:default-cell-style-name="Default"/>
        <table:table-row table:style-name="ro1">
          <table:table-cell office:value-type="string">
            <text:p>w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4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3"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table:style-name="ce3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650">
            <text:p>650</text:p>
          </table:table-cell>
          <table:table-cell table:style-name="ce11"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syn[1-42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table:style-name="ce8"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8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8" office:value-type="string">
            <text:p>T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80">
            <text:p>80</text:p>
          </table:table-cell>
          <table:table-cell table:style-name="ce11"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[1-6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[1-13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[1-15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table:style-name="ce8"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[1-16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table:style-name="ce8"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[1-30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table:style-name="ce8"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8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[1-36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table:style-name="ce8"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8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8" office:value-type="string">
            <text:p>T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yn6 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13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15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16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27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8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600">
            <text:p>600</text:p>
          </table:table-cell>
          <table:table-cell office:value-type="float" office:value="50">
            <text:p>50</text:p>
          </table:table-cell>
          <table:table-cell table:number-columns-repeated="977"/>
        </table:table-row>
        <table:table-row table:style-name="ro1">
          <table:table-cell office:value-type="string">
            <text:p>syn30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280">
            <text:p>28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36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10" office:value-type="string">
            <text:p>T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office:value-type="string">
            <text:p>syn42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style-name="ce8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table:number-columns-repeated="977"/>
        </table:table-row>
        <table:table-row table:style-name="ro1">
          <table:table-cell office:value-type="string">
            <text:p>syn6-30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A-D7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C</text:p>
          </table:table-cell>
          <table:table-cell table:style-name="ce9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B-D5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table:style-name="ce9"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9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style-name="ce7" office:value-type="string">
            <text:p>G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7" office:value-type="string">
            <text:p>T</text:p>
          </table:table-cell>
          <table:table-cell table:style-name="ce9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B-B3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6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table:style-name="ce8" office:value-type="string">
            <text:p>G</text:p>
          </table:table-cell>
          <table:table-cell table:number-columns-repeated="2" table:style-name="ce7"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style-name="ce9" office:value-type="string">
            <text:p>A</text:p>
          </table:table-cell>
          <table:table-cell table:number-columns-repeated="4"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C</text:p>
          </table:table-cell>
          <table:table-cell table:style-name="ce9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wt36/42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5" office:value-type="string">
            <text:p>C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table:style-name="ce8"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8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8"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wt[1-42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4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wt[1-50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4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>
          <table:table-cell table:style-name="ce2" office:value-type="string">
            <text:p>wt[1-115]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style-name="ce4" office:value-type="string">
            <text:p>T</text:p>
          </table:table-cell>
          <table:table-cell table:number-columns-repeated="4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style-name="ce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13"/>
          <table:table-cell/>
          <table:table-cell table:style-name="Default" table:number-columns-repeated="14"/>
          <table:table-cell/>
          <table:table-cell table:style-name="Default"/>
          <table:table-cell table:number-columns-repeated="977"/>
        </table:table-row>
        <table:table-row table:style-name="ro1" table:number-rows-repeated="1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 table:number-columns-repeated="13"/>
          <table:table-cell/>
          <table:table-cell table:style-name="Default" table:number-columns-repeated="14"/>
          <table:table-cell/>
          <table:table-cell table:style-name="Default"/>
          <table:table-cell table:number-columns-repeated="977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13"/>
          <table:table-cell/>
          <table:table-cell table:style-name="Default" table:number-columns-repeated="14"/>
          <table:table-cell/>
          <table:table-cell table:style-name="Default"/>
          <table:table-cell table:number-columns-repeated="977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1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9T12:17:51</meta:creation-date>
    <dc:date>2011-11-02T11:48:42</dc:date>
    <meta:editing-duration>P1DT16H4M23S</meta:editing-duration>
    <meta:editing-cycles>4</meta:editing-cycles>
    <meta:generator>LibreOffice/3.3$Unix LibreOffice_project/330m19$Build-202</meta:generator>
    <dc:creator>jorgsk </dc:creator>
    <meta:document-statistic meta:table-count="3" meta:cell-count="1128" meta:object-count="0"/>
  </office:meta>
</office:document-meta>
</file>